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5-10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514552" calcext:value-type="float">
            <text:p>-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5-05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386792" calcext:value-type="float">
            <text:p>-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3-0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651712" calcext:value-type="float">
            <text:p>-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414" calcext:value-type="float">
            <text:p>-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414" calcext:value-type="float">
            <text:p>-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794968" calcext:value-type="float">
            <text:p>-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74036" calcext:value-type="float">
            <text:p>-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09088" calcext:value-type="float">
            <text:p>-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231088" calcext:value-type="float">
            <text:p>-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667208" calcext:value-type="float">
            <text:p>-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737312" calcext:value-type="float">
            <text:p>-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231088" calcext:value-type="float">
            <text:p>-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22912" calcext:value-type="float">
            <text:p>-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386792" calcext:value-type="float">
            <text:p>-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810464" calcext:value-type="float">
            <text:p>-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935176" calcext:value-type="float">
            <text:p>-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667208" calcext:value-type="float">
            <text:p>-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09088" calcext:value-type="float">
            <text:p>-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22912" calcext:value-type="float">
            <text:p>-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19756" calcext:value-type="float">
            <text:p>-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44448" calcext:value-type="float">
            <text:p>-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246584" calcext:value-type="float">
            <text:p>-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12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09088" calcext:value-type="float">
            <text:p>-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09088" calcext:value-type="float">
            <text:p>-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779472" calcext:value-type="float">
            <text:p>-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922728" calcext:value-type="float">
            <text:p>-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779472" calcext:value-type="float">
            <text:p>-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428952" calcext:value-type="float">
            <text:p>-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65476" calcext:value-type="float">
            <text:p>-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639264" calcext:value-type="float">
            <text:p>-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709368" calcext:value-type="float">
            <text:p>-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709368" calcext:value-type="float">
            <text:p>-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6916" calcext:value-type="float">
            <text:p>-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58848" calcext:value-type="float">
            <text:p>-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084528" calcext:value-type="float">
            <text:p>-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39392" calcext:value-type="float">
            <text:p>-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05152" calcext:value-type="float">
            <text:p>-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05152" calcext:value-type="float">
            <text:p>-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64536" calcext:value-type="float">
            <text:p>-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64536" calcext:value-type="float">
            <text:p>-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871168" calcext:value-type="float">
            <text:p>-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1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3304" calcext:value-type="float">
            <text:p>-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09-11-1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8224" calcext:value-type="float">
            <text:p>-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77312" calcext:value-type="float">
            <text:p>-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78</text:p>
          </table:table-cell>
          <table:table-cell office:value-type="string" calcext:value-type="string">
            <text:p>37AA-g2</text:p>
          </table:table-cell>
          <table:table-cell office:value-type="string" calcext:value-type="string">
            <text:p>200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053536" calcext:value-type="float">
            <text:p>-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